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 officeooo:rsid="0020af9b" officeooo:paragraph-rsid="0020af9b" style:font-weight-asian="bold" style:font-weight-complex="bold"/>
    </style:style>
    <style:style style:name="P2" style:family="paragraph" style:parent-style-name="Heading_20_3">
      <style:text-properties officeooo:paragraph-rsid="0029b8c5"/>
    </style:style>
    <style:style style:name="P3" style:family="paragraph" style:parent-style-name="Standard">
      <style:text-properties officeooo:rsid="0020af9b" officeooo:paragraph-rsid="0020af9b"/>
    </style:style>
    <style:style style:name="P4" style:family="paragraph" style:parent-style-name="Standard">
      <style:text-properties fo:font-weight="bold" officeooo:rsid="0020af9b" officeooo:paragraph-rsid="0020af9b" style:font-weight-asian="bold" style:font-weight-complex="bold"/>
    </style:style>
    <style:style style:name="P5" style:family="paragraph" style:parent-style-name="Standard">
      <style:text-properties fo:font-weight="bold" officeooo:paragraph-rsid="0020af9b" style:font-weight-asian="bold" style:font-weight-complex="bold"/>
    </style:style>
    <style:style style:name="P6" style:family="paragraph" style:parent-style-name="Standard">
      <style:text-properties fo:font-weight="bold" officeooo:paragraph-rsid="0022b168" style:font-weight-asian="bold" style:font-weight-complex="bold"/>
    </style:style>
    <style:style style:name="P7" style:family="paragraph" style:parent-style-name="Standard">
      <style:text-properties fo:font-weight="bold" officeooo:paragraph-rsid="00237401" style:font-weight-asian="bold" style:font-weight-complex="bold"/>
    </style:style>
    <style:style style:name="P8" style:family="paragraph" style:parent-style-name="Standard">
      <style:text-properties fo:font-weight="bold" officeooo:paragraph-rsid="002774e4" style:font-weight-asian="bold" style:font-weight-complex="bold"/>
    </style:style>
    <style:style style:name="P9" style:family="paragraph" style:parent-style-name="Standard">
      <style:text-properties fo:font-weight="bold" officeooo:paragraph-rsid="0029b8c5" style:font-weight-asian="bold" style:font-weight-complex="bold"/>
    </style:style>
    <style:style style:name="P10" style:family="paragraph" style:parent-style-name="Standard">
      <style:text-properties officeooo:paragraph-rsid="00237401"/>
    </style:style>
    <style:style style:name="P11" style:family="paragraph" style:parent-style-name="Standard">
      <style:text-properties fo:font-weight="normal" officeooo:paragraph-rsid="002774e4" style:font-weight-asian="normal" style:font-weight-complex="normal"/>
    </style:style>
    <style:style style:name="P12" style:family="paragraph" style:parent-style-name="Standard">
      <style:text-properties officeooo:paragraph-rsid="0029b8c5"/>
    </style:style>
    <style:style style:name="T1" style:family="text">
      <style:text-properties officeooo:rsid="0020af9b"/>
    </style:style>
    <style:style style:name="T2" style:family="text">
      <style:text-properties officeooo:rsid="0022b168"/>
    </style:style>
    <style:style style:name="T3" style:family="text">
      <style:text-properties officeooo:rsid="00237401"/>
    </style:style>
    <style:style style:name="T4" style:family="text">
      <style:text-properties officeooo:rsid="002774e4"/>
    </style:style>
    <style:style style:name="T5" style:family="text">
      <style:text-properties fo:font-weight="normal" officeooo:rsid="0029b8c5" style:font-weight-asian="normal" style:font-weight-complex="normal"/>
    </style:style>
    <style:style style:name="T6" style:family="text">
      <style:text-properties officeooo:rsid="0029b8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ER DES VUES</text:p>
      <text:p text:style-name="P4"/>
      <text:h text:style-name="P1" text:outline-level="3">Exercice 1 : vues sur la base <text:span text:style-name="Emphasis">hotel</text:span></text:h>
      <text:p text:style-name="P4"/>
      <text:p text:style-name="P3"/>
      <text:p text:style-name="P5"><text:span text:style-name="T1">1,</text:span>Afficher la liste des hôtels avec leur station</text:p>
      <text:p text:style-name="P5"/>
      <text:p text:style-name="P3">CREATE VIEW hotel1</text:p>
      <text:p text:style-name="P3">AS</text:p>
      <text:p text:style-name="P3">SELECT hotel.hot_id AS "numéro de l'hôtel", hotel.hot_nom as "nom de l'hôtel", station.sta_nom as "nom de la station" FROM hotel</text:p>
      <text:p text:style-name="P3">JOIN station ON hotel.hot_sta_id=station.sta_id;</text:p>
      <text:p text:style-name="P4"/>
      <text:p text:style-name="P6"><text:span text:style-name="T2">2,</text:span>Afficher la liste des chambres et leur hôtel</text:p>
      <text:p text:style-name="P6"/>
      <text:p text:style-name="P3">CREATE VIEW hotel2</text:p>
      <text:p text:style-name="P3">AS</text:p>
      <text:p text:style-name="P3">SELECT chambre.cha_id AS "numéro de la chambre", <text:s/>hotel.hot_nom as "nom de l'hôtel", hotel.hot_id as "numéro de l'hôtel"</text:p>
      <text:p text:style-name="P3">FROM hotel</text:p>
      <text:p text:style-name="P3">JOIN chambre ON hotel.hot_id=chambre.cha_hot_id;</text:p>
      <text:p text:style-name="P3"/>
      <text:p text:style-name="P7"><text:span text:style-name="T3">3,</text:span>Afficher la liste des réservations avec le nom des clients</text:p>
      <text:p text:style-name="P10"/>
      <text:p text:style-name="P10">CREATE VIEW hotel3</text:p>
      <text:p text:style-name="P10">AS</text:p>
      <text:p text:style-name="P10">SELECT reservation.res_id as "numéro de reservation", reservation.res_cha_id as "numéro de chambre", client.cli_nom as "nom du client",reservation.res_date as "date de réservation", reservation.res_date_debut as "date de début de séjours",reservation.res_date_fin as "fin du séjours",reservation.res_prix as "prix", reservation.res_arrhes as "arrhes"</text:p>
      <text:p text:style-name="P10">FROM `client` </text:p>
      <text:p text:style-name="P10">JOIN reservation ON client.cli_id=reservation.res_cli_id;</text:p>
      <text:p text:style-name="P7"/>
      <text:p text:style-name="P8"><text:span text:style-name="T4">4,</text:span>Afficher la liste des chambres avec le nom de l’hôtel et le nom de la station</text:p>
      <text:p text:style-name="P8"/>
      <text:p text:style-name="P11">CREATE VIEW hotel4</text:p>
      <text:p text:style-name="P11">as</text:p>
      <text:p text:style-name="P11">SELECT <text:s/>chambre.cha_id as "ID de chambre", chambre.cha_hot_id "numéro de l'hôtel",chambre.cha_numero as "numéro de chambre", chambre.cha_capacite as "capacité", chambre.cha_type as "type de la chambre", hotel.hot_nom as "nom de l'hôtel",station.sta_nom as "nom de la station"</text:p>
      <text:p text:style-name="P11">FROM hotel</text:p>
      <text:p text:style-name="P11">JOIN station ON hotel.hot_sta_id = station.sta_id</text:p>
      <text:p text:style-name="P11">JOIN chambre ON hotel.hot_id=chambre.cha_hot_id;</text:p>
      <text:p text:style-name="P11"/>
      <text:p text:style-name="P9"><text:span text:style-name="T6">5,</text:span>Afficher les réservations avec le nom du client et le nom de l’hôtel</text:p>
      <text:p text:style-name="P12"/>
      <text:p text:style-name="P12">CREATE VIEW hotel5</text:p>
      <text:p text:style-name="P12">AS</text:p>
      <text:p text:style-name="P12">SELECT reservation.res_id as "numéro de reservation", reservation.res_cha_id as "numéro de chambre", reservation.res_date as "date de réservation", reservation.res_date_debut as "date de <text:soft-page-break/>début de séjours",reservation.res_date_fin as "fin du séjours",reservation.res_prix as "prix", reservation.res_arrhes as "arrhes", client.cli_nom as "nom du client",hotel.hot_nom as "nom de l'hôtel"</text:p>
      <text:p text:style-name="P12">FROM `client` </text:p>
      <text:p text:style-name="P12">JOIN reservation ON client.cli_id=reservation.res_cli_id</text:p>
      <text:p text:style-name="P12">JOIN chambre ON reservation.res_cha_id=chambre.cha_id</text:p>
      <text:p text:style-name="P12">JOIN hotel ON chambre.cha_hot_id=hotel.hot_id;</text:p>
      <text:p text:style-name="P12"/>
      <text:h text:style-name="P2" text:outline-level="3">Exercice 2 : vues sur la base <text:span text:style-name="Emphasis">papyrus</text:span></text:h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5:00:11.837203859</meta:creation-date>
    <meta:generator>LibreOffice/7.3.7.2$Linux_X86_64 LibreOffice_project/30$Build-2</meta:generator>
    <dc:date>2024-05-06T16:12:59.636267233</dc:date>
    <meta:editing-duration>PT33M8S</meta:editing-duration>
    <meta:editing-cycles>8</meta:editing-cycles>
    <meta:document-statistic meta:table-count="0" meta:image-count="0" meta:object-count="0" meta:page-count="2" meta:paragraph-count="35" meta:word-count="282" meta:character-count="2200" meta:non-whitespace-character-count="1949"/>
  </office:meta>
</office:document-meta>
</file>